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3000002683D54958E.png"/>
  <manifest:file-entry manifest:media-type="image/png" manifest:full-path="Pictures/10000000000003DA000002BAE8D2D39E.png"/>
  <manifest:file-entry manifest:media-type="image/png" manifest:full-path="Pictures/10000000000004200000027B5B7E2D01.png"/>
  <manifest:file-entry manifest:media-type="image/png" manifest:full-path="Pictures/100000000000046900000297303B58E6.png"/>
  <manifest:file-entry manifest:media-type="image/png" manifest:full-path="Pictures/100000000000038F00000206CD08CBC6.png"/>
  <manifest:file-entry manifest:media-type="image/png" manifest:full-path="Pictures/1000000000000416000003476FA88D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704cm" svg:y="1.341cm" svg:width="15.169cm" svg:height="11.71cm" draw:z-index="0"><draw:image xlink:href="Pictures/1000000000000416000003476FA88D00.png" xlink:type="simple" xlink:show="embed" xlink:actuate="onLoad"/></draw:frame></text:p>
      <text:p text:style-name="Standard"/>
      <text:p text:style-name="Standard"/>
      <text:p text:style-name="Standard"/>
      <text:p text:style-name="P1">Кроме переменных <text:span text:style-name="T1">double </text:span>и <text:span text:style-name="T1">float</text:span></text:p>
      <text:p text:style-name="P1"><text:span text:style-name="T1"/></text:p>
      <text:p text:style-name="Standard"><draw:frame draw:style-name="fr2" draw:name="graphics2" text:anchor-type="paragraph" svg:width="16.281cm" svg:height="9.289cm" draw:z-index="1"><draw:image xlink:href="Pictures/10000000000004200000027B5B7E2D01.png" xlink:type="simple" xlink:show="embed" xlink:actuate="onLoad"/></draw:frame></text:p>
      <text:p text:style-name="Standard"/>
      <text:p text:style-name="Standard"/>
      <text:p text:style-name="P1"><draw:frame draw:style-name="fr1" draw:name="graphics3" text:anchor-type="paragraph" svg:x="-0.012cm" svg:y="0.503cm" svg:width="17cm" svg:height="9.982cm" draw:z-index="2"><draw:image xlink:href="Pictures/100000000000046900000297303B58E6.png" xlink:type="simple" xlink:show="embed" xlink:actuate="onLoad"/></draw:frame><text:soft-page-break/>захват монитора, старт и остановка потока</text:p>
      <text:p text:style-name="Standard"/>
      <text:p text:style-name="Standard"/>
      <text:p text:style-name="Standard"><draw:frame draw:style-name="fr3" draw:name="graphics4" text:anchor-type="paragraph" svg:width="17cm" svg:height="12.033cm" draw:z-index="3"><draw:image xlink:href="Pictures/10000000000003DA000002BAE8D2D39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phics5" text:anchor-type="paragraph" svg:width="17cm" svg:height="9.74cm" draw:z-index="4"><draw:image xlink:href="Pictures/1000000000000433000002683D54958E.png" xlink:type="simple" xlink:show="embed" xlink:actuate="onLoad"/></draw:frame></text:p>
      <text:p text:style-name="Standard"/>
      <text:p text:style-name="Standard"><draw:frame draw:style-name="fr3" draw:name="graphics6" text:anchor-type="paragraph" svg:width="17cm" svg:height="9.666cm" draw:z-index="5"><draw:image xlink:href="Pictures/100000000000038F00000206CD08CB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yr B</meta:initial-creator>
    <meta:creation-date>2023-03-08T20:45:37.67</meta:creation-date>
    <meta:generator>OpenOffice/4.1.14$Win32 OpenOffice.org_project/4114m1$Build-9811</meta:generator>
    <dc:date>2023-03-08T21:02:33.88</dc:date>
    <dc:creator>Ayr B</dc:creator>
    <meta:editing-duration>PT16M54S</meta:editing-duration>
    <meta:editing-cycles>4</meta:editing-cycles>
    <meta:document-statistic meta:table-count="0" meta:image-count="6" meta:object-count="0" meta:page-count="3" meta:paragraph-count="2" meta:word-count="11" meta:character-count="72"/>
  </office:meta>
</office:document-meta>
</file>